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lbany" svg:font-family="Albany"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3.5cm">
        <style:columns fo:column-count="2" fo:column-gap="0.7cm">
          <style:column style:rel-width="32767*" fo:start-indent="0cm" fo:end-indent="0.35cm"/>
          <style:column style:rel-width="32768*" fo:start-indent="0.35cm" fo:end-indent="0cm"/>
        </style:columns>
      </style:graphic-properties>
      <style:paragraph-properties style:writing-mode="lr-tb"/>
    </style:style>
    <style:style style:name="P1" style:family="paragraph">
      <style:text-properties fo:font-size="10pt"/>
    </style:style>
    <style:style style:name="P2" style:family="paragraph">
      <loext:graphic-properties draw:fill="none" draw:fill-color="#ffffff"/>
      <style:text-properties fo:font-size="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3.75cm" svg:height="13.75cm" svg:x="3.5cm" svg:y="2.75cm">
          <draw:text-box>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lbany" svg:font-family="Albany"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lbany" style:font-family-complex="Albany"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6-07T17:35:43.745000000</meta:creation-date>
    <dc:date>2021-06-07T17:36:37.391000000</dc:date>
    <meta:editing-duration>PT55S</meta:editing-duration>
    <meta:editing-cycles>1</meta:editing-cycles>
    <meta:document-statistic meta:object-count="1"/>
    <meta:generator>LibreOfficeDev/7.2.0.0.alpha1$Windows_X86_64 LibreOffice_project/fb3a131094a865ed3f38e35ebdd21d4164e74323</meta:generator>
  </office:meta>
</office:document-meta>
</file>